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Handshake( WebSocketHandler webSocketHandler , String uri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Handshake( WebSocketHandler webSocketHandler , @ Nullable WebSocketHttpHeaders headers ,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